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ccaf" officeooo:paragraph-rsid="000dccaf"/>
    </style:style>
    <style:style style:name="P2" style:family="paragraph" style:parent-style-name="Standard" style:list-style-name="L1">
      <style:text-properties officeooo:rsid="000dccaf" officeooo:paragraph-rsid="000dccaf"/>
    </style:style>
    <style:style style:name="P3" style:family="paragraph" style:parent-style-name="Standard">
      <style:text-properties officeooo:paragraph-rsid="000dccaf"/>
    </style:style>
    <style:style style:name="P4" style:family="paragraph" style:parent-style-name="Standard">
      <style:text-properties officeooo:rsid="000f7df6" officeooo:paragraph-rsid="000f7df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dccaf"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Alan Taylor's <text:span text:style-name="T1">American Revolutions</text:span></text:p>
      <text:p text:style-name="P1"><text:span text:style-name="T2"/></text:p>
      <text:p text:style-name="P3"><text:span text:style-name="T3"/></text:p>
      <text:p text:style-name="P3"><text:span text:style-name="T3">Chapter 1: Colonies</text:span></text:p>
      <text:list xml:id="list2726008970" text:style-name="L1">
        <text:list-item>
          <text:p text:style-name="P2"><text:span text:style-name="T2">louisiana grew tobacco and traded with Indians for deerskin. It was far from the European market and ridden with diseases. It cost more than it made, barely any colonists lived there. The same was true of Canada, to a lesser extent. The west indies were much more important to the empire.</text:span></text:p>
        </text:list-item>
      </text:list>
      <text:p text:style-name="P1"><text:span text:style-name="T2"/></text:p>
      <text:p text:style-name="P4"><text:span text:style-name="T2">Caribbean islands</text:span></text:p>
      <text:p text:style-name="P4"><text:span text:style-name="T2">bahamas</text:span></text:p>
      <text:p text:style-name="P4"><text:span text:style-name="T2">cuba</text:span></text:p>
      <text:p text:style-name="P4"><text:span text:style-name="T2">cayman islands</text:span></text:p>
      <text:p text:style-name="P4"><text:span text:style-name="T2">jamaica</text:span></text:p>
      <text:p text:style-name="P4"><text:span text:style-name="T2">hispaniola</text:span></text:p>
      <text:p text:style-name="P4"><text:span text:style-name="T2">puerto rico</text:span></text:p>
      <text:p text:style-name="P4"><text:span text:style-name="T2">virgin islands</text:span></text:p>
      <text:p text:style-name="P4"><text:span text:style-name="T2">anguilla</text:span></text:p>
      <text:p text:style-name="P4"><text:span text:style-name="T2">st martin</text:span></text:p>
      <text:p text:style-name="P4"><text:span text:style-name="T2">st kitts</text:span></text:p>
      <text:p text:style-name="P4"><text:span text:style-name="T2">nevis</text:span></text:p>
      <text:p text:style-name="P4"><text:span text:style-name="T2">barbuda</text:span></text:p>
      <text:p text:style-name="P4"><text:span text:style-name="T2">antigua</text:span></text:p>
      <text:p text:style-name="P4"><text:span text:style-name="T2">montserrat</text:span></text:p>
      <text:p text:style-name="P4"><text:span text:style-name="T2">guadeloupe</text:span></text:p>
      <text:p text:style-name="P4"><text:span text:style-name="T2">dominica</text:span></text:p>
      <text:p text:style-name="P4"><text:span text:style-name="T2">martinique</text:span></text:p>
      <text:p text:style-name="P4"><text:span text:style-name="T2">st lucia</text:span></text:p>
      <text:p text:style-name="P4"><text:span text:style-name="T2">barbados</text:span></text:p>
      <text:p text:style-name="P4"><text:span text:style-name="T2">st vincent</text:span></text:p>
      <text:p text:style-name="P4"><text:span text:style-name="T2">grenada</text:span></text:p>
      <text:p text:style-name="P4"><text:span text:style-name="T2">tobago</text:span></text:p>
      <text:p text:style-name="P4"><text:span text:style-name="T2">trinida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9T18:36:08.727725424</meta:creation-date>
    <meta:generator>LibreOffice/7.3.7.2$Linux_X86_64 LibreOffice_project/30$Build-2</meta:generator>
    <dc:date>2023-07-29T19:08:24.336724748</dc:date>
    <meta:editing-duration>PT17M21S</meta:editing-duration>
    <meta:editing-cycles>1</meta:editing-cycles>
    <meta:document-statistic meta:table-count="0" meta:image-count="0" meta:object-count="0" meta:page-count="1" meta:paragraph-count="27" meta:word-count="93" meta:character-count="564" meta:non-whitespace-character-count="499"/>
  </office:meta>
</office:document-meta>
</file>